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T1" style:family="text">
      <style:text-properties officeooo:rsid="0012e6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DATA LINK LAYER</text:p>
      <table:table table:name="Table1" table:style-name="Table1">
        <table:table-column table:style-name="Table1.A" table:number-columns-repeated="2"/>
        <table:table-row table:style-name="TableLine94487230368816">
          <table:table-cell table:style-name="Table1.A1" office:value-type="string">
            <text:p text:style-name="Table_20_Contents">frames are the data link layer PDUs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87230368816">
          <table:table-cell table:style-name="Table1.A1" office:value-type="string">
            <text:p text:style-name="Table_20_Contents">The data link layer moves bits across the link and can add reliability to the</text:p>
            <text:p text:style-name="Table_20_Contents">raw communications link</text:p>
          </table:table-cell>
          <table:table-cell table:style-name="Table1.A1" office:value-type="string">
            <text:p text:style-name="Table_20_Contents">The data link layer</text:p>
            <text:p text:style-name="Table_20_Contents">usually adds both a header and trailer to the data presented by the network layer.</text:p>
          </table:table-cell>
        </table:table-row>
        <table:table-row table:style-name="TableLine94487230368816">
          <table:table-cell table:style-name="Table1.A1" office:value-type="string">
            <text:p text:style-name="Table_20_Contents">The frame header typically contains a source and destination address</text:p>
          </table:table-cell>
          <table:table-cell table:style-name="Table1.A1" office:value-type="string">
            <text:p text:style-name="Table_20_Contents">“physical address”</text:p>
          </table:table-cell>
        </table:table-row>
        <table:table-row table:style-name="TableLine94487230368816">
          <table:table-cell table:style-name="Table1.A1" office:value-type="string">
            <text:p text:style-name="Table_20_Contents">and</text:p>
            <text:p text:style-name="Table_20_Contents">some control informatio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87230368816">
          <table:table-cell table:style-name="Table1.A1" office:value-type="string">
            <text:p text:style-name="Table_20_Contents">The body of the frame</text:p>
            <text:p text:style-name="Table_20_Contents">contains the sequence of bits being transferred across the network</text:p>
          </table:table-cell>
          <table:table-cell table:style-name="Table1.A1" office:value-type="string">
            <text:p text:style-name="Table_20_Contents">The trailer usu-</text:p>
            <text:p text:style-name="Table_20_Contents">ally contains information used in detecting bit errors</text:p>
            <text:p text:style-name="Table_20_Contents"/>
            <text:p text:style-name="Table_20_Contents">CRC cyclical redundancy</text:p>
            <text:p text:style-name="Table_20_Contents">check</text:p>
          </table:table-cell>
        </table:table-row>
        <table:table-row table:style-name="TableLine94487230368816">
          <table:table-cell table:style-name="Table1.A1" office:value-type="string">
            <text:p text:style-name="Table_20_Contents">A maximum size is associated with the frame</text:p>
          </table:table-cell>
          <table:table-cell table:style-name="Table1.A1" office:value-type="string">
            <text:p text:style-name="Table_20_Contents"><text:s/>because all systems must allocate memory space (buffers) for the</text:p>
            <text:p text:style-name="Table_20_Contents">data.</text:p>
            <text:p text:style-name="Table_20_Contents"/>
            <text:p text:style-name="Table_20_Contents">In a networking context, a buffer is just special memory allocated for</text:p>
            <text:p text:style-name="Table_20_Contents">communications</text:p>
          </table:table-cell>
        </table:table-row>
        <table:table-row table:style-name="TableLine94487230368816">
          <table:table-cell table:style-name="Table1.A1" office:value-type="string">
            <text:p text:style-name="Table_20_Contents">The data link layer performs framing, physical addressing, and error detection</text:p>
          </table:table-cell>
          <table:table-cell table:style-name="Table1.A1" office:value-type="string">
            <text:p text:style-name="Table_20_Contents">the data link layer can perform some type of flow contro<text:span text:style-name="T1">l</text:span></text:p>
            <text:p text:style-name="Table_20_Contents"/>
            <text:p text:style-name="Table_20_Contents"/>
            <text:p text:style-name="Table_20_Contents">Flow</text:p>
            <text:p text:style-name="Table_20_Contents">control makes sure senders do not overwhelm receivers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44872303688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872303688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48723036881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4:24:20.188741292</meta:creation-date>
    <dc:date>2022-01-11T14:34:04.679682123</dc:date>
    <meta:editing-duration>PT9M36S</meta:editing-duration>
    <meta:editing-cycles>17</meta:editing-cycles>
    <meta:generator>LibreOffice/6.4.7.2$Linux_X86_64 LibreOffice_project/40$Build-2</meta:generator>
    <meta:document-statistic meta:table-count="1" meta:image-count="0" meta:object-count="0" meta:page-count="1" meta:paragraph-count="25" meta:word-count="157" meta:character-count="942" meta:non-whitespace-character-count="809"/>
  </office:meta>
</office:document-meta>
</file>